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8.414cm"/>
    </style:style>
    <style:style style:name="co5" style:family="table-column">
      <style:table-column-properties fo:break-before="auto" style:column-width="2.40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onj._20_de_20_Instruções">
      <style:table-properties table:display="true" style:writing-mode="lr-tb"/>
    </style:style>
    <style:style style:name="ta2" style:family="table" style:master-page-name="PageStyle_5f_Registradores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style:text-position="" style:font-name="Courier New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j. de Instruçõ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Instrução</text:p>
          </table:table-cell>
          <table:table-cell table:style-name="ce1" office:value-type="string" calcext:value-type="string">
            <text:p>Operandos</text:p>
          </table:table-cell>
          <table:table-cell table:style-name="ce1" office:value-type="string" calcext:value-type="string">
            <text:p>Comprimento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Layou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ransf. dados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R, I, R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1000001</text:p>
          </table:table-cell>
          <table:table-cell table:style-name="ce2" office:value-type="string" calcext:value-type="string">
            <text:p>opcode(8) + reg1(4) + reg2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0100001</text:p>
          </table:table-cell>
          <table:table-cell table:style-name="ce2" office:value-type="string" calcext:value-type="string">
            <text:p>opcode(8) + reg1(4) + lixo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R, I, R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1000010</text:p>
          </table:table-cell>
          <table:table-cell table:style-name="ce2" office:value-type="string" calcext:value-type="string">
            <text:p>opcode(8) + reg1(4) + reg2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0100010</text:p>
          </table:table-cell>
          <table:table-cell table:style-name="ce2" office:value-type="string" calcext:value-type="string">
            <text:p>opcode(8) + reg1(4) + lixo(4) + imediato(16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itméticas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01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0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MUL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0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1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ógicas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011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100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100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0101010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anch control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J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0101011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BRFL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6" office:value-type="string" calcext:value-type="string">
            <text:p>8'b10101100</text:p>
          </table:table-cell>
          <table:table-cell table:style-name="ce2" office:value-type="string" calcext:value-type="string">
            <text:p>opcode(8) + lixo(4) + reg1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0101101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1110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NOP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1111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prites e imgs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SPLEVEL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SPCOLOR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SPPOS</text:p>
          </table:table-cell>
          <table:table-cell table:style-name="ce4" office:value-type="string" calcext:value-type="string">
            <text:p>R, 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SPCOLVAL</text:p>
          </table:table-cell>
          <table:table-cell table:style-name="ce4" office:value-type="string" calcext:value-type="string">
            <text:p>R, R, R, I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SPCOLREAD</text:p>
          </table:table-cell>
          <table:table-cell table:style-name="ce4" office:value-type="string" calcext:value-type="string">
            <text:p>R, 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PUTIMG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VSYNCWAI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7" office:value-type="string" calcext:value-type="string">
            <text:p>8'b0001????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Obs.: Primeiro bit indica se há mais uma word,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s dois seguintes indicam qtde de registradores,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s demais indicam a instrução.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radores" table:style-name="ta2">
        <office:forms form:automatic-focus="false" form:apply-design-mode="false"/>
        <table:table-column table:style-name="co5" table:default-cell-style-name="ce15"/>
        <table:table-column table:style-name="co3" table:number-columns-repeated="1023" table:default-cell-style-name="ce15"/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>
            <text:p>Número</text:p>
          </table:table-cell>
          <table:table-cell table:style-name="ce8" office:value-type="string" calcext:value-type="string">
            <text:p>Registrador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ID</text:p>
          </table:table-cell>
          <table:table-cell table:number-columns-repeated="1020"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9" office:value-type="string" calcext:value-type="string">
            <text:p>ZERO</text:p>
          </table:table-cell>
          <table:table-cell table:style-name="ce16" office:value-type="float" office:value="0" calcext:value-type="float">
            <text:p>0</text:p>
          </table:table-cell>
          <table:table-cell table:style-name="ce9" office:value-type="string" calcext:value-type="string">
            <text:p>4'b0000</text:p>
          </table:table-cell>
          <table:table-cell table:number-columns-repeated="1020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9" office:value-type="string" calcext:value-type="string">
            <text:p>ONE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string" calcext:value-type="string">
            <text:p>4'b0001</text:p>
          </table:table-cell>
          <table:table-cell table:number-columns-repeated="1020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9" office:value-type="string" calcext:value-type="string">
            <text:p>R0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010</text:p>
          </table:table-cell>
          <table:table-cell table:number-columns-repeated="1020"/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011</text:p>
          </table:table-cell>
          <table:table-cell table:number-columns-repeated="1020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100</text:p>
          </table:table-cell>
          <table:table-cell table:number-columns-repeated="1020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101</text:p>
          </table:table-cell>
          <table:table-cell table:number-columns-repeated="1020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110</text:p>
          </table:table-cell>
          <table:table-cell table:number-columns-repeated="1020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4'b0111</text:p>
          </table:table-cell>
          <table:table-cell table:number-columns-repeated="1020"/>
        </table:table-row>
        <table:table-row table:style-name="ro3">
          <table:table-cell table:style-name="ce10" office:value-type="float" office:value="9" calcext:value-type="float">
            <text:p>9</text:p>
          </table:table-cell>
          <table:table-cell table:number-columns-repeated="1023"/>
        </table:table-row>
        <table:table-row table:style-name="ro3">
          <table:table-cell table:style-name="ce10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table:style-name="ce10"/>
          <table:table-cell table:style-name="ce9" office:value-type="string" calcext:value-type="string">
            <text:p>FLAGS</text:p>
          </table:table-cell>
          <table:table-cell table:number-columns-repeated="1022"/>
        </table:table-row>
        <table:table-row table:style-name="ro3">
          <table:table-cell table:style-name="ce10"/>
          <table:table-cell table:style-name="ce9" office:value-type="string" calcext:value-type="string">
            <text:p>PC</text:p>
          </table:table-cell>
          <table:table-cell table:number-columns-repeated="1022"/>
        </table:table-row>
        <table:table-row table:style-name="ro3">
          <table:table-cell table:style-name="ce10"/>
          <table:table-cell office:value-type="string" calcext:value-type="string">
            <text:p>RA</text:p>
          </table:table-cell>
          <table:table-cell table:number-columns-repeated="1022"/>
        </table:table-row>
        <table:table-row table:style-name="ro3">
          <table:table-cell table:style-name="ce10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4:43:14.231395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j._20_de_20_Instruções" style:display-name="PageStyle_Conj. de Instru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radores" style:display-name="PageStyle_Registrad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3-06T14:43:36.991420711</dc:date>
    <meta:editing-duration>PT19H1M57S</meta:editing-duration>
    <meta:editing-cycles>8</meta:editing-cycles>
    <meta:document-statistic meta:table-count="2" meta:cell-count="188" meta:object-count="0"/>
  </office:meta>
</office:document-meta>
</file>